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 Garamond" svg:font-family="'Apple Garamond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.15cm" fo:margin-bottom="0.15cm" fo:line-height="150%" fo:text-align="justify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this book</text:h>
      <text:p text:style-name="P1"><draw:frame draw:style-name="fr1" draw:name="graphics1" text:anchor-type="paragraph" svg:width="16.933cm" svg:height="0.132cm" draw:z-index="0"><draw:image xlink:href="../../../../../../usr/lib/libreoffice/share/gallery/rulers/blurulr6.gif" xlink:type="simple" xlink:show="embed" xlink:actuate="onLoad"/></draw:frame></text:p>
      <text:p text:style-name="P2">This book is now hosted in <text:a xlink:type="simple" xlink:href="http://is.gd/r2012">http://is.gd/r2012</text:a> . All annoincements about this book are availabe in facebook in this URL: <text:a xlink:type="simple" xlink:href="https://www.facebook.com/pages/I-love-ruby/172269549451705">https://www.facebook.com/pages/I-love-ruby/172269549451705</text:a> , there is no necessity for you to have facebook account to access this page.</text:p>
      <text:h text:style-name="Heading_20_2" text:outline-level="2">Getting example programs</text:h>
      <text:p text:style-name="P2">The example programs in this book are hosted in Github in the following URL: <text:a xlink:type="simple" xlink:href="https://github.com/mindaslab/ilrx">https://github.com/mindaslab/ilrx</text:a> . I realize many who read this book are starters, who have just plunged into programming. Hence you can download all examples by clicking this link: <text:a xlink:type="simple" xlink:href="https://github.com/mindaslab/ilrx/zipball/master">https://github.com/mindaslab/ilrx/zipball/master</text:a>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pple Garamond" svg:font-family="'Apple Garamond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end" style:justify-single-word="false" style:page-number="auto" fo:background-color="transparent" fo:padding="0cm" fo:border="none" style:shadow="none">
        <style:tab-stops/>
        <style:background-image/>
      </style:paragraph-properties>
      <style:text-properties fo:color="#ff0000" style:font-name="Apple Garamond" fo:font-size="3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ff0000" style:font-name="Apple Garamond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eyan K</meta:initial-creator>
    <meta:creation-date>2010-02-02T17:13:00</meta:creation-date>
    <meta:generator>LibreOffice/3.5$Linux_X86_64 LibreOffice_project/350m1$Build-2</meta:generator>
    <dc:date>2012-08-21T14:34:25</dc:date>
    <dc:creator>Webtoday </dc:creator>
    <meta:editing-duration>PT5M39S</meta:editing-duration>
    <meta:editing-cycles>14</meta:editing-cycles>
    <meta:document-statistic meta:table-count="0" meta:image-count="1" meta:object-count="0" meta:page-count="1" meta:paragraph-count="4" meta:word-count="84" meta:character-count="606" meta:non-whitespace-character-count="525"/>
  </office:meta>
</office:document-meta>
</file>